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paragraph-rsid="00618bff"/>
    </style:style>
    <style:style style:name="P8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624c61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8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6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7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soft-page-break/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2-04T06:44:40.623157903</dc:date>
    <meta:editing-duration>PT12H15M24S</meta:editing-duration>
    <meta:editing-cycles>161</meta:editing-cycles>
    <meta:generator>LibreOffice/7.0.4.2$Linux_X86_64 LibreOffice_project/00$Build-2</meta:generator>
    <meta:document-statistic meta:table-count="0" meta:image-count="0" meta:object-count="0" meta:page-count="2" meta:paragraph-count="16" meta:word-count="279" meta:character-count="1748" meta:non-whitespace-character-count="1566"/>
  </office:meta>
</office:document-meta>
</file>